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draw:marker-end="Triangle_20_unfilled" draw:marker-end-width="0.508cm" draw:fill="none" draw:textarea-horizontal-align="center" draw:textarea-vertical-align="middle"/>
    </style:style>
    <style:style style:name="gr3" style:family="graphic" style:parent-style-name="objectwithoutfill">
      <style:graphic-properties draw:marker-start="" draw:marker-start-width="0.508cm" draw:marker-end="Diamond" draw:marker-end-width="0.356cm" draw:fill="none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left" draw:textarea-vertical-align="middle" draw:auto-grow-height="false"/>
    </style:style>
    <style:style style:name="gr5" style:family="graphic" style:parent-style-name="objectwithoutfill">
      <style:graphic-properties draw:stroke="solid" draw:stroke-dash="Ultrafine_20_Dashed" draw:marker-end="Rounded_20_short_20_Arrow" draw:marker-end-width="0.508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.5cm" svg:x="7.2cm" svg:y="1.5cm">
          <text:p text:style-name="P1">&lt;&lt;interface&gt;&gt; </text:p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.1cm" svg:x="7.2cm" svg:y="3cm">
          <text:p text:style-name="P2">setXXX(...)</text:p>
          <text:p text:style-name="P2">getXXX(...)</text:p>
          <text:p text:style-name="P2">regListener(..)</text:p>
          <text:p text:style-name="P2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8.5cm" svg:x2="8.3cm" svg:y2="6.1cm">
          <text:p/>
        </draw:line>
        <draw:custom-shape draw:style-name="gr1" draw:text-style-name="P1" draw:layer="layout" svg:width="5cm" svg:height="1.5cm" svg:x="2.1cm" svg:y="8.7cm">
          <text:p text:style-name="P1">GUI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98cm" svg:height="1.125cm" svg:x="13.3cm" svg:y="1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98cm" svg:height="3.375cm" svg:x="13.3cm" svg:y="12.125cm">
          <text:p text:style-name="P2">start()</text:p>
          <text:p text:style-name="P2">actionPerformed(..)</text:p>
          <text:p text:style-name="P2">mouseClicked(..)</text:p>
          <text:p text:style-name="P2">...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2cm" svg:y1="4.724cm" svg:x2="15.3cm" svg:y2="11cm">
          <text:p/>
        </draw:line>
        <draw:line draw:style-name="gr3" draw:text-style-name="P1" draw:layer="layout" svg:x1="21.8cm" svg:y1="4.5cm" svg:x2="18.3cm" svg:y2="11cm">
          <text:p/>
        </draw:line>
        <draw:custom-shape draw:style-name="gr1" draw:text-style-name="P1" draw:layer="layout" svg:width="5.5cm" svg:height="1.55cm" svg:x="21.8cm" svg:y="1.5cm">
          <text:p text:style-name="P1">&lt;&lt;interface&gt;&gt; </text:p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cm" svg:height="2.45cm" svg:x="21.8cm" svg:y="3.05cm">
          <text:p text:style-name="P1">getYYY(...)</text:p>
          <text:p text:style-name="P1">getYYY(...)</text:p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4.6cm" svg:y1="6.9cm" svg:x2="24.6cm" svg:y2="5.4cm">
          <text:p/>
        </draw:line>
        <draw:custom-shape draw:style-name="gr1" draw:text-style-name="P1" draw:layer="layout" svg:width="5.498cm" svg:height="1.5cm" svg:x="21.802cm" svg:y="6.9cm">
          <text:p text:style-name="P1">Concret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5cm" svg:x="23.4cm" svg:y="10.9cm">
          <text:p text:style-name="P1">&lt;&lt;interface&gt;&gt; </text:p>
          <text:p text:style-name="P1">ActionListen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5cm" svg:x="23.4cm" svg:y="12.8cm">
          <text:p text:style-name="P1">&lt;&lt;interface&gt;&gt; </text:p>
          <text:p text:style-name="P1">MouseListen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5cm" svg:x="23.4cm" svg:y="14.7cm">
          <text:p text:style-name="P1">&lt;&lt;interface&gt;&gt; </text:p>
          <text:p text:style-name="P1">XYZListen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2cm" svg:y1="11.5cm" svg:x2="23.3cm" svg:y2="11.5cm">
          <text:p/>
        </draw:line>
        <draw:line draw:style-name="gr2" draw:text-style-name="P1" draw:layer="layout" svg:x1="20.2cm" svg:y1="13cm" svg:x2="23.3cm" svg:y2="13cm">
          <text:p/>
        </draw:line>
        <draw:line draw:style-name="gr2" draw:text-style-name="P1" draw:layer="layout" svg:x1="20.2cm" svg:y1="13.7cm" svg:x2="23.238cm" svg:y2="15.5cm">
          <text:p/>
        </draw:line>
        <draw:custom-shape draw:style-name="gr1" draw:text-style-name="P1" draw:layer="layout" svg:width="4.1cm" svg:height="1.5cm" svg:x="2.2cm" svg:y="4.6cm">
          <text:p text:style-name="P1">JFram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cm" svg:y1="8.6cm" svg:x2="4cm" svg:y2="6.1cm">
          <text:p/>
        </draw:line>
        <draw:custom-shape draw:style-name="gr1" draw:text-style-name="P1" draw:layer="layout" svg:width="5cm" svg:height="1.5cm" svg:x="2.1cm" svg:y="13.2cm">
          <text:p text:style-name="P1">JComponen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cm" svg:y1="13.2cm" svg:x2="5cm" svg:y2="10.2cm">
          <text:p/>
        </draw:line>
        <draw:frame draw:style-name="gr6" draw:layer="layout" svg:width="0.853cm" svg:height="0.962cm" svg:x="5.147cm" svg:y="12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" svg:viewBox="0 0 3000 6000" svg:d="m1500 0 1500 3000-1500 3000-1500-3000z"/>
    <draw:marker draw:name="Rounded_20_short_20_Arrow" draw:display-name="Rounded short Arrow" svg:viewBox="0 0 1013 1130" svg:d="m1009 1050-449-1008-22-30-29-12-34 12-21 26-449 1012-5 13v8l5 21 12 21 17 13 21 4h903l21-4 21-13 9-21 4-21v-8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28M11S</meta:editing-duration>
    <meta:editing-cycles>25</meta:editing-cycles>
    <meta:generator>LibreOffice/3.6$Linux_X86_64 LibreOffice_project/360m1$Build-2</meta:generator>
    <dc:date>2013-11-05T21:47:22</dc:date>
    <meta:document-statistic meta:object-count="23"/>
  </office:meta>
</office:document-meta>
</file>